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f97e" officeooo:paragraph-rsid="000af97e"/>
    </style:style>
    <style:style style:name="P2" style:family="paragraph" style:parent-style-name="Standard">
      <style:text-properties style:text-line-through-style="none" style:text-line-through-type="none" officeooo:rsid="000af97e" officeooo:paragraph-rsid="000af97e"/>
    </style:style>
    <style:style style:name="P3" style:family="paragraph" style:parent-style-name="Standard">
      <style:text-properties style:text-line-through-style="none" style:text-line-through-type="none" officeooo:rsid="000b5c49" officeooo:paragraph-rsid="000b5c49"/>
    </style:style>
    <style:style style:name="P4" style:family="paragraph" style:parent-style-name="Standard">
      <style:text-properties style:text-line-through-style="none" style:text-line-through-type="none" officeooo:rsid="000cd6e2" officeooo:paragraph-rsid="000cd6e2"/>
    </style:style>
    <style:style style:name="P5" style:family="paragraph" style:parent-style-name="Standard">
      <style:text-properties style:text-line-through-style="none" style:text-line-through-type="none" fo:font-style="normal" fo:font-weight="normal" officeooo:rsid="000cd6e2" officeooo:paragraph-rsid="000cd6e2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style:text-line-through-style="none" style:text-line-through-type="none" fo:font-style="normal" fo:font-weight="normal" officeooo:rsid="000ded97" officeooo:paragraph-rsid="000ded97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style:text-line-through-style="none" style:text-line-through-type="none" fo:font-style="normal" fo:font-weight="normal" officeooo:rsid="000edd24" officeooo:paragraph-rsid="000edd24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style:text-line-through-style="none" style:text-line-through-type="none" fo:font-style="normal" fo:font-weight="normal" officeooo:rsid="000f65d9" officeooo:paragraph-rsid="000f65d9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style:text-line-through-style="none" style:text-line-through-type="none" fo:font-style="normal" fo:font-weight="normal" officeooo:rsid="00101067" officeooo:paragraph-rsid="00101067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style:text-line-through-style="none" style:text-line-through-type="none" fo:font-style="normal" fo:font-weight="normal" officeooo:rsid="00101067" officeooo:paragraph-rsid="00101067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style:text-line-through-style="none" style:text-line-through-type="none" fo:font-style="normal" fo:font-weight="normal" officeooo:rsid="001185c8" officeooo:paragraph-rsid="001185c8" style:font-style-asian="normal" style:font-weight-asian="normal" style:font-style-complex="normal" style:font-weight-complex="normal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officeooo:rsid="000ded97"/>
    </style:style>
    <style:style style:name="T3" style:family="text">
      <style:text-properties officeooo:rsid="00104e47"/>
    </style:style>
    <style:style style:name="T4" style:family="text">
      <style:text-properties officeooo:rsid="0011aef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udo apt-get install curl</text:p>
      <text:p text:style-name="P2">sudo apt install python3-distutils</text:p>
      <text:p text:style-name="P1"><text:span text:style-name="T1">curl -sS </text:span><text:a xlink:type="simple" xlink:href="https://bootstrap.pypa.io/get-pip.y" text:style-name="Internet_20_link" text:visited-style-name="Visited_20_Internet_20_Link"><text:span text:style-name="T1">https://bootstrap.pypa.io/get-pip.py</text:span></text:a><text:span text:style-name="T1"> | sudo python3</text:span></text:p>
      <text:p text:style-name="P3">sudo apt-get update</text:p>
      <text:p text:style-name="P3">sudo apt-get install default-jre</text:p>
      <text:p text:style-name="P4">sudo apt-get install scala</text:p>
      <text:p text:style-name="P4">(upewnij się, że masz odpowiedni pip zainstalowany)</text:p>
      <text:p text:style-name="P4"/>
      <text:p text:style-name="P4"/>
      <text:p text:style-name="P6"># przejdź do strony I pobierz </text:p>
      <text:p text:style-name="P5"><text:a xlink:type="simple" xlink:href="http://spark.apache.org/downloads.html" text:style-name="Internet_20_link" text:visited-style-name="Visited_20_Internet_20_Link">http://spark.apache.org/downloads.html</text:a></text:p>
      <text:p text:style-name="P5"/>
      <text:p text:style-name="P6">przenieś do folderu home I wypakuj </text:p>
      <text:p text:style-name="P6">sudo tar -zxvf spark-2.1.0-bin-hadoop2.7.tgz spark-2.1.0-bin-hadoop2.7/</text:p>
      <text:p text:style-name="P6"/>
      <text:p text:style-name="P6"># ustawienie zmiennych środowiskowych</text:p>
      <text:p text:style-name="P6">export SPARK_HOME='home/ubuntu/spark-2.1.0-bin-hadoop2.7'</text:p>
      <text:p text:style-name="P6">export PATH=$SPARK_HOME:$PATH (tells the path where to find spark home)</text:p>
      <text:p text:style-name="P6">export PYTHONPATH=$SPARK_HOME/python:$PYTHONPATH</text:p>
      <text:p text:style-name="P6"/>
      <text:p text:style-name="P6"/>
      <text:p text:style-name="P6"># praca z jupyter’em</text:p>
      <text:p text:style-name="P6"/>
      <text:p text:style-name="P6">export PYSPARK_DRIVER_PYTHON="jupyter" </text:p>
      <text:p text:style-name="P6"/>
      <text:p text:style-name="P6">export PYSPARK_DRIVER_PYTHON=OPTS="notebook"</text:p>
      <text:p text:style-name="P6"/>
      <text:p text:style-name="P6">export PYSPARK_PYTHON=python3</text:p>
      <text:p text:style-name="P6"/>
      <text:p text:style-name="P7"># nadanie uprawnień</text:p>
      <text:p text:style-name="P7"/>
      <text:p text:style-name="P7">sudo chmod 777 <text:s/><text:span text:style-name="T2">spark-2.1.0-bin-hadoop2.7</text:span></text:p>
      <text:p text:style-name="P7"/>
      <text:p text:style-name="P7">przejdź do folderu <text:s/><text:span text:style-name="T2">spark-2.1.0-bin-hadoop2.7/</text:span>python</text:p>
      <text:p text:style-name="P7">python3</text:p>
      <text:p text:style-name="P7">import pyspark</text:p>
      <text:p text:style-name="P7"/>
      <text:p text:style-name="P8"># zmiana uprawnień dla pythona</text:p>
      <text:p text:style-name="P8">przejdź do <text:s/><text:span text:style-name="T2">spark-2.1.0-bin-hadoop2.7</text:span></text:p>
      <text:p text:style-name="P8">sudo chmod 777 python</text:p>
      <text:p text:style-name="P8">cd python</text:p>
      <text:p text:style-name="P9">sudo chmod 777 pyspark</text:p>
      <text:p text:style-name="P9">jup<text:span text:style-name="T3">y</text:span>ter notebook</text:p>
      <text:p text:style-name="P9"/>
      <text:p text:style-name="P11">dostęp z różnych lokalizacji</text:p>
      <text:p text:style-name="P11">sudo pip3 install findspark</text:p>
      <text:p text:style-name="P11">skopiuj ścieżkę do sparka</text:p>
      <text:p text:style-name="P11">/home/rafal/spark-2.1.0-bin-hadoop2.7</text:p>
      <text:p text:style-name="P11">konsola python3</text:p>
      <text:p text:style-name="P11"><text:soft-page-break/>import findspark</text:p>
      <text:p text:style-name="P11">findspark.<text:span text:style-name="T4">init</text:span>(‘/home/rafal/spark-2.1.0-bin-hadoop2.7’)</text:p>
      <text:p text:style-name="P11">import pyspark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08:33:46.298712718</meta:creation-date>
    <dc:date>2018-12-08T03:09:03.764624033</dc:date>
    <meta:editing-duration>PT31M29S</meta:editing-duration>
    <meta:editing-cycles>10</meta:editing-cycles>
    <meta:generator>LibreOffice/6.0.6.2$Linux_X86_64 LibreOffice_project/00m0$Build-2</meta:generator>
    <meta:document-statistic meta:table-count="0" meta:image-count="0" meta:object-count="0" meta:page-count="2" meta:paragraph-count="38" meta:word-count="132" meta:character-count="1251" meta:non-whitespace-character-count="1151"/>
  </office:meta>
</office:document-meta>
</file>